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4.2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Netmask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# of 0 bits</text:p>
          </table:table-cell>
          <table:table-cell/>
        </table:table-row>
        <table:table-row table:style-name="ro1">
          <table:table-cell office:value-type="string" calcext:value-type="string">
            <text:p>255.255.0.0</text:p>
          </table:table-cell>
          <table:table-cell table:formula="of:=2^[.C2]" office:value-type="float" office:value="65536" calcext:value-type="float">
            <text:p>65536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255.255.128.0</text:p>
          </table:table-cell>
          <table:table-cell table:formula="of:=2^[.C3]" office:value-type="float" office:value="32768" calcext:value-type="float">
            <text:p>3276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255.255.192.0</text:p>
          </table:table-cell>
          <table:table-cell table:formula="of:=2^[.C4]" office:value-type="float" office:value="16384" calcext:value-type="float">
            <text:p>16384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55.255.224.0</text:p>
          </table:table-cell>
          <table:table-cell table:formula="of:=2^[.C5]" office:value-type="float" office:value="8192" calcext:value-type="float">
            <text:p>819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55.255.240.0</text:p>
          </table:table-cell>
          <table:table-cell table:formula="of:=2^[.C6]" office:value-type="float" office:value="4096" calcext:value-type="float">
            <text:p>409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255.255.248.0</text:p>
          </table:table-cell>
          <table:table-cell table:formula="of:=2^[.C7]" office:value-type="float" office:value="2048" calcext:value-type="float">
            <text:p>204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255.255.252.0</text:p>
          </table:table-cell>
          <table:table-cell table:formula="of:=2^[.C8]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255.255.254.0</text:p>
          </table:table-cell>
          <table:table-cell table:formula="of:=2^[.C9]" office:value-type="float" office:value="512" calcext:value-type="float">
            <text:p>5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rry</text:p>
          </table:table-cell>
        </table:table-row>
        <table:table-row table:style-name="ro1">
          <table:table-cell office:value-type="string" calcext:value-type="string">
            <text:p>255.255.255.0</text:p>
          </table:table-cell>
          <table:table-cell table:formula="of:=2^[.C10]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im</text:p>
          </table:table-cell>
        </table:table-row>
        <table:table-row table:style-name="ro1">
          <table:table-cell office:value-type="string" calcext:value-type="string">
            <text:p>255.255.255.128</text:p>
          </table:table-cell>
          <table:table-cell table:formula="of:=2^[.C11]"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55.255.255.192</text:p>
          </table:table-cell>
          <table:table-cell table:formula="of:=2^[.C12]"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55.255.255.224</text:p>
          </table:table-cell>
          <table:table-cell table:formula="of:=2^[.C13]"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55.255.255.240</text:p>
          </table:table-cell>
          <table:table-cell table:formula="of:=2^[.C14]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e</text:p>
          </table:table-cell>
        </table:table-row>
        <table:table-row table:style-name="ro1">
          <table:table-cell office:value-type="string" calcext:value-type="string">
            <text:p>255.255.255.248</text:p>
          </table:table-cell>
          <table:table-cell table:formula="of:=2^[.C15]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55.255.255.252</text:p>
          </table:table-cell>
          <table:table-cell table:formula="of:=2^[.C16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ice</text:p>
          </table:table-cell>
        </table:table-row>
        <table:table-row table:style-name="ro1">
          <table:table-cell office:value-type="string" calcext:value-type="string">
            <text:p>255.255.255.254</text:p>
          </table:table-cell>
          <table:table-cell table:formula="of:=2^[.C17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55.255.255.255</text:p>
          </table:table-cell>
          <table:table-cell table:formula="of:=2^[.C1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18:52:20.305442744</meta:creation-date>
    <dc:date>2018-10-19T18:55:19.276219204</dc:date>
    <meta:editing-duration>PT2M59S</meta:editing-duration>
    <meta:editing-cycles>2</meta:editing-cycles>
    <meta:generator>LibreOffice/6.0.1.1$Linux_X86_64 LibreOffice_project/00m0$Build-1</meta:generator>
    <meta:document-statistic meta:table-count="1" meta:cell-count="58" meta:object-count="0"/>
  </office:meta>
</office:document-meta>
</file>